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7DA254E8280E26A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e9f1"/>
    </style:style>
    <style:style style:name="P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9e9f1"/>
    </style:style>
    <style:style style:name="P3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9e9f1"/>
    </style:style>
    <style:style style:name="P4" style:family="paragraph" style:parent-style-name="Standard">
      <style:paragraph-properties fo:text-align="start" style:justify-single-word="false"/>
      <style:text-properties officeooo:paragraph-rsid="0019e9f1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9e9f1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9e9f1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9e9f1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9e9f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9e9f1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9e9f1" style:font-size-asian="11pt" style:font-size-complex="11pt"/>
    </style:style>
    <style:style style:name="P11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fo:font-size="11pt" officeooo:paragraph-rsid="0019e9f1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4">Name: ___________________________________<text:tab/><text:tab/><text:tab/>ID #: _________________________</text:p>
      <text:p text:style-name="P4"/>
      <text:p text:style-name="P4"/>
      <text:p text:style-name="P4">Grade: _____<text:tab/><text:tab/>Home Phone #: ____________________________________________________</text:p>
      <text:p text:style-name="P4"/>
      <text:p text:style-name="P4"/>
      <text:section text:style-name="Sect1" text:name="Section1">
        <text:p text:style-name="P2">Home Address:<text:tab/>____________________________</text:p>
        <text:p text:style-name="P2"/>
        <text:p text:style-name="P2"><text:tab/>____________________________</text:p>
        <text:p text:style-name="P2"/>
        <text:p text:style-name="P2"><text:tab/>____________________________</text:p>
        <text:p text:style-name="P2"/>
        <text:p text:style-name="P2"/>
        <text:p text:style-name="P2">Do you have internet at home? <text:s/>_______________</text:p>
        <text:p text:style-name="P2"/>
        <text:p text:style-name="P2"/>
        <text:p text:style-name="P2">Do you have a Driver's License? ______________</text:p>
        <text:p text:style-name="P2"/>
        <text:p text:style-name="P3">Email Address: <text:s text:c="2"/>_________________________</text:p>
        <text:p text:style-name="P3"/>
        <text:p text:style-name="P3"><text:s text:c="5"/>Cell Phone #: _________________________</text:p>
        <text:p text:style-name="P3"/>
        <text:p text:style-name="P3"><text:s text:c="5"/>Date of Birth: _________________________</text:p>
        <text:p text:style-name="P3"/>
        <text:p text:style-name="P2"/>
        <text:p text:style-name="P2"><text:s text:c="5"/>Do you have a library card? _______________</text:p>
        <text:p text:style-name="P2"/>
        <text:p text:style-name="P2"/>
        <text:p text:style-name="P2"><text:s text:c="5"/>Do you have a job? ______________________</text:p>
      </text:section>
      <text:p text:style-name="P2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2"/>
      <text:p text:style-name="P2"><text:soft-page-break/>List all clubs, activities, organizations, sports, or other extracurricular activities you are involved in. </text:p>
      <text:p text:style-name="P2"/>
      <text:p text:style-name="P2"/>
      <text:p text:style-name="P2"/>
      <text:p text:style-name="P2"/>
      <text:p text:style-name="P2"/>
      <text:p text:style-name="P2">What was your favorite class last year? <text:s/>Wh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s there anything that I should know that might effect your performance in this class?</text:p>
      <text:p text:style-name="P2"/>
      <text:p text:style-name="P2"/>
      <text:p text:style-name="P2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DA254E8280E26AF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09T15:54:16.542004295" text:date-adjust="PT24H00M00S">08/1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964086333</meta:creation-date>
    <meta:editing-duration>PT2M13S</meta:editing-duration>
    <meta:editing-cycles>3</meta:editing-cycles>
    <meta:generator>LibreOffice/5.0.6.2$Linux_X86_64 LibreOffice_project/00$Build-2</meta:generator>
    <dc:date>2016-08-09T15:54:16.476434406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